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2" style:family="paragraph" style:parent-style-name="Standard">
      <style:paragraph-properties fo:line-height="100%"/>
      <style:text-properties style:font-name="Calibri1"/>
    </style:style>
    <style:style style:name="P3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4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5" style:family="paragraph" style:parent-style-name="Text_20_body" style:list-style-name="L2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/>
    </style:style>
    <style:style style:name="P6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it1901_-_informatikk_prosjektarbeid_i_h-2011"/>IT1901 - Informatikk prosjektarbeid I H-2011</text:h>
      <text:p text:style-name="P3"/>
      <text:p text:style-name="P4">Møtereferat</text:p>
      <text:p text:style-name="P4"/>
      <text:p text:style-name="P4">Møtetid: <text:span text:style-name="T1">06.10.2011, kl: 14:00</text:span></text:p>
      <text:p text:style-name="P4">Oppmøte: <text:span text:style-name="T1">Alf, Christian, Magnus, Martin, Robin, Tomas</text:span></text:p>
      <text:p text:style-name="P4"/>
      <text:p text:style-name="P4">Agenda:</text:p>
      <text:list xml:id="list41314705" text:style-name="L1">
        <text:list-item>
          <text:list>
            <text:list-item>
              <text:p text:style-name="P1">Møte studass.</text:p>
            </text:list-item>
            <text:list-item>
              <text:p text:style-name="P1">Jobbe med prototype.</text:p>
            </text:list-item>
          </text:list>
        </text:list-item>
      </text:list>
      <text:p text:style-name="P4"/>
      <text:p text:style-name="P4">Oppsummering:</text:p>
      <text:p text:style-name="P4"><text:tab/><text:span text:style-name="T1">Arbeid begynner å ta seg opp. Blir utviklet et utkast til GUI med å bruke Window Builder i Eclipse. Møte med studass blir utsatt til neste gang.</text:span></text:p>
      <text:p text:style-name="P4"><text:span text:style-name="T1"/></text:p>
      <text:p text:style-name="P4">Til neste gang:</text:p>
      <text:list xml:id="list41370693" text:style-name="L2">
        <text:list-item>
          <text:list>
            <text:list-item>
              <text:p text:style-name="P5">Møte studass.</text:p>
            </text:list-item>
            <text:list-item>
              <text:p text:style-name="P5">Begynne å knytte GUI delen sammen med de underliggende funksjonene og databasen.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1:23:31.42</dc:date>
    <meta:editing-duration>PT1H12M54S</meta:editing-duration>
    <meta:editing-cycles>8</meta:editing-cycles>
    <meta:generator>LibreOffice/3.4$Win32 LibreOffice_project/340m1$Build-402</meta:generator>
    <meta:document-statistic meta:table-count="0" meta:image-count="0" meta:object-count="0" meta:page-count="1" meta:paragraph-count="12" meta:word-count="73" meta:character-count="448" meta:non-whitespace-character-count="390"/>
  </office:meta>
</office:document-meta>
</file>